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65">
            <text:p>GSC-5165</text:p>
          </table:table-cell>
          <table:table-cell office:value-type="float" office:value="62.07">
            <text:p>62.07</text:p>
          </table:table-cell>
          <table:table-cell office:value-type="float" office:value="-73.18">
            <text:p>-73.18</text:p>
          </table:table-cell>
          <table:table-cell office:value-type="float" office:value="5920.0">
            <text:p>592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3.7">
            <text:p>1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78">
            <text:p>GSC-5178</text:p>
          </table:table-cell>
          <table:table-cell office:value-type="float" office:value="62.17">
            <text:p>62.17</text:p>
          </table:table-cell>
          <table:table-cell office:value-type="float" office:value="-72.98">
            <text:p>-72.98</text:p>
          </table:table-cell>
          <table:table-cell office:value-type="float" office:value="4900.0">
            <text:p>49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.7">
            <text:p>11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92">
            <text:p>GSC-5192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480.0">
            <text:p>448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202">
            <text:p>GSC-5202</text:p>
          </table:table-cell>
          <table:table-cell office:value-type="float" office:value="61.55">
            <text:p>61.55</text:p>
          </table:table-cell>
          <table:table-cell office:value-type="float" office:value="-72.3">
            <text:p>-72.3</text:p>
          </table:table-cell>
          <table:table-cell office:value-type="float" office:value="7430.0">
            <text:p>7430.0</text:p>
          </table:table-cell>
          <table:table-cell office:value-type="float" office:value="55.0">
            <text:p>55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2002,Daigneault2008,VacchiEtal2018">
            <text:p>McNeely2002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0">
            <text:p>BETA-11100</text:p>
          </table:table-cell>
          <table:table-cell office:value-type="float" office:value="62.02">
            <text:p>62.02</text:p>
          </table:table-cell>
          <table:table-cell office:value-type="float" office:value="-72.6">
            <text:p>-72.6</text:p>
          </table:table-cell>
          <table:table-cell office:value-type="float" office:value="7140.0">
            <text:p>7140.0</text:p>
          </table:table-cell>
          <table:table-cell office:value-type="float" office:value="100.0">
            <text:p>1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2.7">
            <text:p>42.7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auriolGray1987,VacchiEtal2018">
            <text:p>LauriolGray1987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581">
            <text:p>GSC-5581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180.0">
            <text:p>418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2005,DykeEtal2003,VacchiEtal2018">
            <text:p>McNeely2005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3">
            <text:p>BETA-11103</text:p>
          </table:table-cell>
          <table:table-cell office:value-type="float" office:value="62.02">
            <text:p>62.02</text:p>
          </table:table-cell>
          <table:table-cell office:value-type="float" office:value="-72.6">
            <text:p>-72.6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hiatella arctica, mya sp.">
            <text:p>hiatella arctica, mya sp.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3.7">
            <text:p>73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2">
            <text:p>BETA-34762</text:p>
          </table:table-cell>
          <table:table-cell office:value-type="float" office:value="62.06">
            <text:p>62.06</text:p>
          </table:table-cell>
          <table:table-cell office:value-type="float" office:value="-73.09">
            <text:p>-73.09</text:p>
          </table:table-cell>
          <table:table-cell office:value-type="float" office:value="7410.0">
            <text:p>7410.0</text:p>
          </table:table-cell>
          <table:table-cell office:value-type="float" office:value="103.0">
            <text:p>10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6.7">
            <text:p>66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93,Daigneault2008,VacchiEtal2018">
            <text:p>GrayEtal1993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4">
            <text:p>BETA-34764</text:p>
          </table:table-cell>
          <table:table-cell office:value-type="float" office:value="62.0">
            <text:p>62.0</text:p>
          </table:table-cell>
          <table:table-cell office:value-type="float" office:value="-73.0">
            <text:p>-73.0</text:p>
          </table:table-cell>
          <table:table-cell office:value-type="float" office:value="7480.0">
            <text:p>7480.0</text:p>
          </table:table-cell>
          <table:table-cell office:value-type="float" office:value="110.0">
            <text:p>110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0.7">
            <text:p>90.7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2001,DykeEtal2003,VacchiEtal2018">
            <text:p>Gray2001,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34766">
            <text:p>BETA-34766</text:p>
          </table:table-cell>
          <table:table-cell office:value-type="float" office:value="62.12">
            <text:p>62.12</text:p>
          </table:table-cell>
          <table:table-cell office:value-type="float" office:value="-72.95">
            <text:p>-72.95</text:p>
          </table:table-cell>
          <table:table-cell office:value-type="float" office:value="4240.0">
            <text:p>4240.0</text:p>
          </table:table-cell>
          <table:table-cell office:value-type="float" office:value="130.0">
            <text:p>130.0</text:p>
          </table:table-cell>
          <table:table-cell office:value-type="string" office:value="algae">
            <text:p>algae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099">
            <text:p>BETA-11099</text:p>
          </table:table-cell>
          <table:table-cell office:value-type="float" office:value="61.78">
            <text:p>61.78</text:p>
          </table:table-cell>
          <table:table-cell office:value-type="float" office:value="-72.58">
            <text:p>-72.58</text:p>
          </table:table-cell>
          <table:table-cell office:value-type="float" office:value="1840.0">
            <text:p>1840.0</text:p>
          </table:table-cell>
          <table:table-cell office:value-type="float" office:value="80.0">
            <text:p>80.0</text:p>
          </table:table-cell>
          <table:table-cell office:value-type="string" office:value="wood/peat">
            <text:p>wood/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7">
            <text:p>9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BETA-11101">
            <text:p>BETA-11101</text:p>
          </table:table-cell>
          <table:table-cell office:value-type="float" office:value="61.86">
            <text:p>61.86</text:p>
          </table:table-cell>
          <table:table-cell office:value-type="float" office:value="-72.66">
            <text:p>-72.66</text:p>
          </table:table-cell>
          <table:table-cell office:value-type="float" office:value="6740.0">
            <text:p>6740.0</text:p>
          </table:table-cell>
          <table:table-cell office:value-type="float" office:value="100.0">
            <text:p>100.0</text:p>
          </table:table-cell>
          <table:table-cell office:value-type="string" office:value="marine shells in deltic context">
            <text:p>marine shells in deltic context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4.4">
            <text:p>44.4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135">
            <text:p>GSC-5135</text:p>
          </table:table-cell>
          <table:table-cell office:value-type="float" office:value="61.55">
            <text:p>61.55</text:p>
          </table:table-cell>
          <table:table-cell office:value-type="float" office:value="-72.26">
            <text:p>-72.26</text:p>
          </table:table-cell>
          <table:table-cell office:value-type="float" office:value="7180.0">
            <text:p>7180.0</text:p>
          </table:table-cell>
          <table:table-cell office:value-type="float" office:value="45.0">
            <text:p>4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9.7">
            <text:p>29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cNeelyAtkinson1995,Daigneault2008,VacchiEtal2018">
            <text:p>McNeelyAtkinson1995,Daigneault2008,VacchiEtal2018</text:p>
          </table:table-cell>
        </table:table-row>
        <table:table-row>
          <table:table-cell office:value-type="string" office:value="Kangiqsujuaq">
            <text:p>Kangiqsujuaq</text:p>
          </table:table-cell>
          <table:table-cell office:value-type="string" office:value="radiocarbon">
            <text:p>radiocarbon</text:p>
          </table:table-cell>
          <table:table-cell office:value-type="string" office:value="GSC-5200">
            <text:p>GSC-5200</text:p>
          </table:table-cell>
          <table:table-cell office:value-type="float" office:value="62.1">
            <text:p>62.1</text:p>
          </table:table-cell>
          <table:table-cell office:value-type="float" office:value="-72.78">
            <text:p>-72.78</text:p>
          </table:table-cell>
          <table:table-cell office:value-type="float" office:value="4120.0">
            <text:p>41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.7">
            <text:p>14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Atkinson1995,DykeEtal2003,VacchiEtal2018">
            <text:p>McNeelyAtkinson1995,DykeEtal200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